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ymbol1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1" svg:font-family="OpenSymbol"/>
    <style:font-face style:name="OpenSymbol" svg:font-family="OpenSymbol, 'Arial Unicode MS'"/>
    <style:font-face style:name="AR PL UKai CN" svg:font-family="'AR PL UKai CN'" style:font-pitch="variable"/>
    <style:font-face style:name="AR PL UMing HK3" svg:font-family="'AR PL UMing HK'" style:font-pitch="variable"/>
    <style:font-face style:name="宋体" svg:font-family="宋体, SimSun" style:font-pitch="variable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 PL UMing HK1" svg:font-family="'AR PL UMing HK'" style:font-family-generic="swiss" style:font-pitch="variable"/>
    <style:font-face style:name="Liberation Sans" svg:font-family="'Liberation Sans', Arial" style:font-family-generic="swiss" style:font-pitch="variable"/>
    <style:font-face style:name="AR PL UMing HK2" svg:font-family="'AR PL UMing H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2" fo:widows="2"/>
      <style:text-properties style:font-name="AR PL UKai CN" fo:font-size="14pt" style:letter-kerning="true" style:font-name-asian="AR PL UKai CN" style:font-size-asian="14pt" style:font-name-complex="宋体" style:font-size-complex="14pt"/>
    </style:style>
    <style:style style:name="P2" style:family="paragraph" style:parent-style-name="Standard">
      <style:paragraph-properties fo:text-align="start" style:justify-single-word="false" fo:orphans="2" fo:widows="2"/>
      <style:text-properties style:font-name="AR PL UKai CN" fo:font-size="14pt" style:letter-kerning="true" style:font-name-asian="AR PL UKai CN" style:font-size-asian="14pt" style:language-asian="zh" style:country-asian="CN" style:font-name-complex="宋体" style:font-size-complex="14pt"/>
    </style:style>
    <style:style style:name="P3" style:family="paragraph" style:parent-style-name="Standard">
      <style:text-properties style:font-name="AR PL UKai CN" fo:font-size="14pt" style:font-name-asian="AR PL UKai CN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AR PL UKai CN" fo:font-size="14pt" style:font-name-asian="AR PL UKai CN" style:font-size-asian="14pt" style:font-size-complex="14pt"/>
    </style:style>
    <style:style style:name="P5" style:family="paragraph" style:parent-style-name="Standard">
      <style:paragraph-properties fo:text-align="start" style:justify-single-word="false" fo:orphans="2" fo:widows="2"/>
      <style:text-properties style:font-name="AR PL UKai CN" fo:font-size="14pt" style:font-name-asian="AR PL UKai CN" style:font-size-asian="14pt" style:font-size-complex="14pt"/>
    </style:style>
    <style:style style:name="P6" style:family="paragraph" style:parent-style-name="Standard">
      <style:paragraph-properties fo:text-align="start" style:justify-single-word="false" fo:orphans="2" fo:widows="2" style:snap-to-layout-grid="false"/>
      <style:text-properties style:font-name="AR PL UKai CN" fo:font-size="14pt" style:font-name-asian="AR PL UKai CN" style:font-size-asian="14pt" style:font-size-complex="14pt"/>
    </style:style>
    <style:style style:name="P7" style:family="paragraph" style:parent-style-name="Standard">
      <style:text-properties style:font-name="AR PL UKai CN" fo:font-size="14pt" fo:font-weight="bold" style:font-name-asian="AR PL UKai CN" style:font-size-asian="14pt" style:font-weight-asian="bold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AR PL UKai CN" fo:font-size="14pt" fo:font-weight="bold" style:font-name-asian="AR PL UKai CN" style:font-size-asian="14pt" style:font-weight-asian="bold" style:font-size-complex="14pt"/>
    </style:style>
    <style:style style:name="P9" style:family="paragraph" style:parent-style-name="Standard">
      <style:paragraph-properties fo:text-align="start" style:justify-single-word="false" fo:orphans="2" fo:widows="2"/>
      <style:text-properties style:font-name="AR PL UKai CN" fo:font-size="15pt" fo:font-weight="bold" style:letter-kerning="true" style:font-name-asian="AR PL UKai CN" style:font-size-asian="15pt" style:font-weight-asian="bold" style:font-name-complex="宋体" style:font-size-complex="15pt" style:font-weight-complex="bold"/>
    </style:style>
    <style:style style:name="P10" style:family="paragraph" style:parent-style-name="Standard">
      <style:paragraph-properties fo:text-align="start" style:justify-single-word="false" fo:orphans="2" fo:widows="2"/>
      <style:text-properties style:font-name="AR PL UKai CN" fo:font-size="15pt" fo:font-weight="normal" style:letter-kerning="true" style:font-name-asian="AR PL UKai CN" style:font-size-asian="15pt" style:font-weight-asian="normal" style:font-name-complex="宋体" style:font-size-complex="15pt" style:font-weight-complex="normal"/>
    </style:style>
    <style:style style:name="P11" style:family="paragraph" style:parent-style-name="Standard">
      <style:paragraph-properties fo:text-align="start" style:justify-single-word="false" fo:orphans="2" fo:widows="2"/>
      <style:text-properties style:font-name="AR PL UKai CN" fo:font-size="16pt" fo:font-weight="bold" style:letter-kerning="true" style:font-name-asian="AR PL UKai CN" style:font-size-asian="16pt" style:font-weight-asian="bold" style:font-name-complex="宋体" style:font-size-complex="16pt" style:font-weight-complex="bold"/>
    </style:style>
    <style:style style:name="P12" style:family="paragraph" style:parent-style-name="Standard">
      <style:paragraph-properties fo:margin-left="0cm" fo:margin-right="0.046cm" fo:text-align="start" style:justify-single-word="false" fo:orphans="2" fo:widows="2" fo:text-indent="0cm" style:auto-text-indent="false"/>
      <style:text-properties style:font-name="AR PL UKai CN" fo:font-size="14pt" style:letter-kerning="true" style:font-name-asian="AR PL UKai CN" style:font-size-asian="14pt" style:font-name-complex="宋体" style:font-size-complex="14pt"/>
    </style:style>
    <style:style style:name="P13" style:family="paragraph" style:parent-style-name="Standard">
      <style:paragraph-properties fo:margin-left="0cm" fo:margin-right="0cm" fo:text-indent="1.058cm" style:auto-text-indent="false"/>
      <style:text-properties style:font-name="AR PL UKai CN" fo:font-size="14pt" style:font-name-asian="AR PL UKai CN" style:font-size-asian="14pt" style:font-size-complex="14pt"/>
    </style:style>
    <style:style style:name="P14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/>
      <style:text-properties style:font-name="AR PL UKai CN" fo:font-size="14pt" style:letter-kerning="true" style:font-name-asian="AR PL UKai CN" style:font-size-asian="14pt" style:font-name-complex="宋体" style:font-size-complex="14pt"/>
    </style:style>
    <style:style style:name="P15" style:family="paragraph" style:parent-style-name="Standard">
      <style:paragraph-properties fo:margin-left="0.635cm" fo:margin-right="0cm" fo:text-align="start" style:justify-single-word="false" fo:orphans="2" fo:widows="2" fo:text-indent="-0.635cm" style:auto-text-indent="false"/>
      <style:text-properties style:font-name="AR PL UKai CN" fo:font-size="14pt" style:letter-kerning="true" style:font-name-asian="AR PL UKai CN" style:font-size-asian="14pt" style:font-name-complex="宋体" style:font-size-complex="14pt"/>
    </style:style>
    <style:style style:name="P16" style:family="paragraph" style:parent-style-name="Standard">
      <style:paragraph-properties fo:margin-left="0cm" fo:margin-right="0cm" fo:text-indent="0.926cm" style:auto-text-indent="false"/>
      <style:text-properties style:font-name="AR PL UKai CN" fo:font-size="14pt" style:font-name-asian="AR PL UKai CN" style:font-size-asian="14pt" style:font-size-complex="14pt"/>
    </style:style>
    <style:style style:name="P17" style:family="paragraph" style:parent-style-name="Standard">
      <style:paragraph-properties fo:margin-left="0.741cm" fo:margin-right="0cm" fo:text-align="start" style:justify-single-word="false" fo:orphans="2" fo:widows="2" fo:text-indent="0cm" style:auto-text-indent="false"/>
      <style:text-properties style:font-name="AR PL UKai CN" fo:font-size="14pt" style:letter-kerning="true" style:font-name-asian="AR PL UKai CN" style:font-size-asian="14pt" style:font-name-complex="宋体" style:font-size-complex="14pt"/>
    </style:style>
    <style:style style:name="P18" style:family="paragraph" style:parent-style-name="Standard">
      <style:paragraph-properties fo:margin-left="0.741cm" fo:margin-right="0cm" fo:text-indent="0cm" style:auto-text-indent="false"/>
      <style:text-properties style:font-name="AR PL UKai CN" fo:font-size="14pt" style:font-name-asian="AR PL UKai CN" style:font-size-asian="14pt" style:font-size-complex="14pt"/>
    </style:style>
    <style:style style:name="P19" style:family="paragraph" style:parent-style-name="Standard">
      <style:paragraph-properties fo:margin-left="0.741cm" fo:margin-right="0cm" fo:text-indent="0cm" style:auto-text-indent="false"/>
      <style:text-properties style:font-name="AR PL UKai CN" fo:font-size="14pt" fo:font-weight="bold" style:font-name-asian="AR PL UKai CN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-0.025cm" fo:margin-right="0cm" fo:text-indent="0.767cm" style:auto-text-indent="false"/>
      <style:text-properties style:font-name="AR PL UKai CN" fo:font-size="14pt" style:font-name-asian="AR PL UKai CN" style:font-size-asian="14pt" style:font-size-complex="14pt"/>
    </style:style>
    <style:style style:name="P21" style:family="paragraph" style:parent-style-name="Standard">
      <style:paragraph-properties fo:margin-left="0.741cm" fo:margin-right="0cm" fo:text-align="start" style:justify-single-word="false" fo:orphans="2" fo:widows="2" fo:text-indent="-0.741cm" style:auto-text-indent="false"/>
      <style:text-properties style:font-name="AR PL UKai CN" fo:font-size="14pt" style:font-name-asian="AR PL UKai CN" style:font-size-asian="14pt" style:font-size-complex="14pt"/>
    </style:style>
    <style:style style:name="P22" style:family="paragraph" style:parent-style-name="Standard">
      <style:paragraph-properties fo:margin-left="1.27cm" fo:margin-right="0cm" fo:text-align="start" style:justify-single-word="false" fo:orphans="2" fo:widows="2" fo:text-indent="0cm" style:auto-text-indent="false"/>
      <style:text-properties style:font-name="AR PL UKai CN" fo:font-size="14pt" style:letter-kerning="true" style:font-name-asian="AR PL UKai CN" style:font-size-asian="14pt" style:font-name-complex="宋体" style:font-size-complex="14pt"/>
    </style:style>
    <style:style style:name="P23" style:family="paragraph" style:parent-style-name="Standard">
      <style:paragraph-properties fo:margin-left="3.45cm" fo:margin-right="0cm" fo:text-align="start" style:justify-single-word="false" fo:text-indent="-2.417cm" style:auto-text-indent="false"/>
      <style:text-properties style:font-name="AR PL UKai CN" fo:font-size="14pt" style:font-name-asian="AR PL UKai CN" style:font-size-asian="14pt" style:font-size-complex="14pt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 PL UKai CN" fo:font-size="14pt" style:letter-kerning="true" style:font-name-asian="AR PL UKai CN" style:font-size-asian="14pt" style:font-name-complex="宋体" style:font-size-complex="14pt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 PL UKai CN" fo:font-size="15pt" fo:font-weight="bold" style:letter-kerning="true" style:font-name-asian="AR PL UKai CN" style:font-size-asian="15pt" style:font-weight-asian="bold" style:font-name-complex="宋体" style:font-size-complex="15pt" style:font-weight-complex="bold"/>
    </style:style>
    <style:style style:name="P26" style:family="paragraph" style:parent-style-name="Standard" style:master-page-name="Standard">
      <style:paragraph-properties fo:margin-left="-0.743cm" fo:margin-right="-1.99cm" fo:text-align="start" style:justify-single-word="false" fo:orphans="2" fo:widows="2" fo:text-indent="0cm" style:auto-text-indent="false" style:page-number="auto"/>
      <style:text-properties style:font-name="AR PL UKai CN" fo:font-size="14pt" style:font-name-asian="AR PL UKai CN" style:font-size-asian="14pt" style:font-size-complex="14pt"/>
    </style:style>
    <style:style style:name="P27" style:family="paragraph" style:parent-style-name="Standard" style:list-style-name="WW8Num1">
      <style:paragraph-properties fo:text-align="start" style:justify-single-word="false" fo:orphans="2" fo:widows="2">
        <style:tab-stops>
          <style:tab-stop style:position="0.741cm"/>
        </style:tab-stops>
      </style:paragraph-properties>
      <style:text-properties style:font-name="AR PL UKai CN" fo:font-size="14pt" style:letter-kerning="true" style:font-name-asian="AR PL UKai CN" style:font-size-asian="14pt" style:font-name-complex="宋体" style:font-size-complex="14pt"/>
    </style:style>
    <style:style style:name="P28" style:family="paragraph" style:parent-style-name="Standard" style:list-style-name="L2">
      <style:paragraph-properties fo:text-align="start" style:justify-single-word="false" fo:orphans="2" fo:widows="2"/>
      <style:text-properties style:font-name="AR PL UKai CN" fo:font-size="14pt" style:letter-kerning="true" style:font-name-asian="AR PL UKai CN" style:font-size-asian="14pt" style:font-name-complex="宋体" style:font-size-complex="14pt"/>
    </style:style>
    <style:style style:name="P29" style:family="paragraph" style:parent-style-name="Standard" style:list-style-name="L3">
      <style:paragraph-properties fo:text-align="start" style:justify-single-word="false" fo:orphans="2" fo:widows="2"/>
      <style:text-properties style:font-name="AR PL UKai CN" fo:font-size="14pt" style:letter-kerning="true" style:font-name-asian="AR PL UKai CN" style:font-size-asian="14pt" style:font-name-complex="宋体" style:font-size-complex="14pt"/>
    </style:style>
    <style:style style:name="P30" style:family="paragraph" style:parent-style-name="Standard" style:list-style-name="L4">
      <style:paragraph-properties fo:text-align="start" style:justify-single-word="false" fo:orphans="2" fo:widows="2"/>
      <style:text-properties style:font-name="AR PL UKai CN" fo:font-size="14pt" style:letter-kerning="true" style:font-name-asian="AR PL UKai CN" style:font-size-asian="14pt" style:font-name-complex="宋体" style:font-size-complex="14pt"/>
    </style:style>
    <style:style style:name="P31" style:family="paragraph" style:parent-style-name="Standard" style:list-style-name="L5">
      <style:paragraph-properties fo:text-align="start" style:justify-single-word="false" fo:orphans="2" fo:widows="2"/>
      <style:text-properties style:font-name="AR PL UKai CN" fo:font-size="14pt" style:letter-kerning="true" style:font-name-asian="AR PL UKai CN" style:font-size-asian="14pt" style:font-name-complex="宋体" style:font-size-complex="14pt"/>
    </style:style>
    <style:style style:name="P32" style:family="paragraph" style:parent-style-name="Standard" style:list-style-name="WW8Num1">
      <style:paragraph-properties>
        <style:tab-stops>
          <style:tab-stop style:position="0.741cm"/>
        </style:tab-stops>
      </style:paragraph-properties>
      <style:text-properties style:font-name="AR PL UKai CN" fo:font-size="14pt" fo:font-weight="bold" style:font-name-asian="AR PL UKai CN" style:font-size-asian="14pt" style:font-weight-asian="bold" style:font-size-complex="14pt"/>
    </style:style>
    <style:style style:name="P33" style:family="paragraph" style:parent-style-name="Standard" style:list-style-name="L1">
      <style:text-properties style:font-name="AR PL UKai CN" fo:font-size="14pt" style:font-name-asian="AR PL UKai CN" style:font-size-asian="14pt" style:font-size-complex="14pt"/>
    </style:style>
    <style:style style:name="P34" style:family="paragraph" style:parent-style-name="Standard" style:list-style-name="L5">
      <style:paragraph-properties fo:text-align="start" style:justify-single-word="false" fo:orphans="2" fo:widows="2"/>
      <style:text-properties fo:font-size="14pt" style:font-name-asian="AR PL UKai CN" style:font-size-asian="14pt" style:font-size-complex="14pt"/>
    </style:style>
    <style:style style:name="T1" style:family="text">
      <style:text-properties style:letter-kerning="true" style:font-name-complex="宋体"/>
    </style:style>
    <style:style style:name="T2" style:family="text">
      <style:text-properties style:letter-kerning="true" style:language-asian="zh" style:country-asian="CN" style:font-name-complex="宋体"/>
    </style:style>
    <style:style style:name="T3" style:family="text">
      <style:text-properties style:language-asian="zh" style:country-asian="CN"/>
    </style:style>
    <style:style style:name="T4" style:family="text">
      <style:text-properties fo:font-size="16pt" fo:font-weight="bold" style:letter-kerning="true" style:font-size-asian="16pt" style:font-weight-asian="bold" style:font-name-complex="宋体" style:font-size-complex="16pt" style:font-weight-complex="bold"/>
    </style:style>
    <style:style style:name="T5" style:family="text">
      <style:text-properties fo:font-size="16pt" fo:font-weight="bold" style:letter-kerning="true" style:font-size-asian="16pt" style:language-asian="zh" style:country-asian="CN" style:font-weight-asian="bold" style:font-name-complex="宋体" style:font-size-complex="16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language-asian="zh" style:country-asian="CN" style:font-weight-asian="normal" style:font-weight-complex="normal"/>
    </style:style>
    <style:style style:name="T8" style:family="text">
      <style:text-properties fo:font-weight="normal" style:letter-kerning="true" style:font-weight-asian="normal" style:font-name-complex="宋体" style:font-weight-complex="normal"/>
    </style:style>
    <style:style style:name="T9" style:family="text">
      <style:text-properties fo:language="en" fo:country="GB" fo:font-weight="normal" style:letter-kerning="true" style:font-weight-asian="normal" style:font-name-complex="宋体" style:font-weight-complex="normal"/>
    </style:style>
    <style:style style:name="T10" style:family="text">
      <style:text-properties fo:language="en" fo:country="GB" fo:font-weight="normal" style:letter-kerning="true" style:language-asian="zh" style:country-asian="CN" style:font-weight-asian="normal" style:font-name-complex="宋体" style:font-weight-complex="normal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letter-kerning="true" style:font-weight-asian="bold" style:font-name-complex="宋体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"><text:s text:c="8"/></text:span><text:span text:style-name="T4">基于龙芯的远程实时</text:span><text:span text:style-name="T5">安全</text:span><text:span text:style-name="T4">控制系统需求报告</text:span></text:p>
      <text:p text:style-name="P1"><text:s text:c="36"/></text:p>
      <text:p text:style-name="P1"><text:s text:c="44"/></text:p>
      <text:p text:style-name="P11">1.引言</text:p>
      <text:p text:style-name="P9">1.1编写目的</text:p>
      <text:p text:style-name="P5"><text:span text:style-name="T1"><text:s text:c="4"/>在完成了针对《</text:span><text:span text:style-name="T1">基于龙芯的远程实时</text:span><text:span text:style-name="T2">安全</text:span><text:span text:style-name="T1">控制系统</text:span><text:span text:style-name="T1">》软件市场的前期调查，同时与多位软件使用者进行了全面深入地探讨和分析的基础上，提出了这份软件需求规格说明书。</text:span></text:p>
      <text:p text:style-name="P5"><text:span text:style-name="T1"><text:s text:c="4"/>此需求规格说明书对《基于龙芯的远程实时</text:span><text:span text:style-name="T2">安全</text:span><text:span text:style-name="T1">控制系统 》软件做了全面细致的用户需求分析，明确所要开发的软件应具有的功能、性能与界面，使系统分析人员及软件开发人员能清楚地了解用户的需求。</text:span></text:p>
      <text:p text:style-name="P9">1.2项目背景</text:p>
      <text:p text:style-name="P3"><text:span text:style-name="T6"><text:tab/>随着计算机技术，微电子技术和数字技术的发展，步进电机的的应用领域日益广阔。</text:span>主要用于数字控制中要求精度高，运行可靠的系统中。如采用位置检测和速度反馈，亦可实现闭环控制。步进电动机已广泛地应用于数字控制系统中，如数模转换装置、数控机床、计算机外围设备、自动记录仪、钟表等之中，另外在工业自动化生产线、印刷设备等中亦有应用。<text:span text:style-name="T6">伴随着不同的数字化技术的发展以及步进电机本身技术的提高，步进电机将会在更多的领域得到应用。</text:span></text:p>
      <text:p text:style-name="P5"><text:span text:style-name="T9"><text:s text:c="4"/></text:span><text:span text:style-name="T9">由于步进电机在上述领域的重要性，我们决定开发一种“基于龙芯的远程实时</text:span><text:span text:style-name="T10">安全</text:span><text:span text:style-name="T9">控制系统”的模型。</text:span></text:p>
      <text:p text:style-name="P9"><text:soft-page-break/>1.3定义、缩写词和符号</text:p>
      <text:p text:style-name="P1">需求：用户解决问题或达到目标所需的条件或功能；系统或系统部件要满足合同、标准，规范或其它正式规定文档所需具有的条件或权能。</text:p>
      <text:p text:style-name="P9">1.4参考资料</text:p>
      <text:p text:style-name="P12">Shari Lawrence Pfleeger And Joanne M.atlee：《软件工程—理论与实践》，高等教育出版社 第三版</text:p>
      <text:p text:style-name="P12"/>
      <text:p text:style-name="P11">2.任务概述</text:p>
      <text:p text:style-name="P1">2.1目标</text:p>
      <text:p text:style-name="P1">2.1.1开发目标</text:p>
      <text:p text:style-name="P3"><text:span text:style-name="T6">由于步进电机在上述领域的重要性，我们决定开发一种“基于龙芯的远程实时</text:span><text:span text:style-name="T7">安全</text:span><text:span text:style-name="T6">控制系统”的模型。</text:span>采用了GUI、Network、RealTimePlatform、Hardware 的四层任务模型GUI 为图形化的用户界面, Network 为网络传输,RealTimePlatform 为实时控制平台,Hardware 为硬件部分。采用实时操作系统,使用用户图形界面接收控制任务,然后通过网络发送任务到指定的实时控制平台,从而使设备均可以通过异地完整控制,智能检测补偿,和控制多台设备实时并联协作等。</text:p>
      <text:p text:style-name="P13">采用了开源软件作为支持,并且整个处理工作基于loongson 2<text:span text:style-name="T3">E</text:span> 的开源操作系统和处理软件。针对技术本身,我们还设计了GUI、Network、RealTimePlatform、Hardware 的四层任务模型。实时性,<text:soft-page-break/>并行协作和远程控制是我们关注的重点。方便灵活的进行实时控制,注重完整性,多机同时执行相同或不同任务,并且可以让设计人员远程控制,降低控制成本。成功解决以往的实时控制往往都是一台 X86 机器控制一台机器,并发控制能力差,从而造成了人力成本高等问题。同时也解决了修改设计过程烦琐,远程协作能力差等诸多不足。</text:p>
      <text:p text:style-name="P2"/>
      <text:p text:style-name="P10">2.1.2应用目标</text:p>
      <text:p text:style-name="P6"><text:span text:style-name="T1">“</text:span><text:span text:style-name="T1">基于龙芯的远程实时</text:span><text:span text:style-name="T2">安全</text:span><text:span text:style-name="T1">控制系统</text:span><text:span text:style-name="T1">”模型只需要一个装有开源浏览器的pc机，和一个鼠标就可以完成对步进电机的模式，转速，启动，停止各种工作状态的切换。</text:span></text:p>
      <text:p text:style-name="P9"/>
      <text:p text:style-name="P9">2.2运行环境</text:p>
      <text:p text:style-name="P1">2.2.1硬件环境</text:p>
      <text:p text:style-name="P15"><text:tab/>龙芯脉珑2E主机</text:p>
      <text:p text:style-name="P15"><text:tab/>SMC 800 步进电机驱动板和与之配套的步进电机</text:p>
      <text:p text:style-name="P1">2.2.2软件环境</text:p>
      <text:p text:style-name="P1">A. 内核经过定制和打过RTPREEMPT实时实时补丁的 Debian GNU/linux操作系统</text:p>
      <text:p text:style-name="P1">B．GNU工具链</text:p>
      <text:p text:style-name="P1">C. mysql数据库</text:p>
      <text:p text:style-name="P5"><text:span text:style-name="T1">D.</text:span><text:span text:style-name="T8">apache-tomcat-6.0.20免安装版</text:span></text:p>
      <text:p text:style-name="P9">2.3环境与约束：</text:p>
      <text:p text:style-name="P16">服务器端：数据库无关,运行平台只能运行在Linux平台</text:p>
      <text:p text:style-name="P14"><text:s/>客户端：运行平台无关，客户端的机器性能无特别限制</text:p>
      <text:p text:style-name="P24"><text:soft-page-break/></text:p>
      <text:p text:style-name="P25">3. 功能要求</text:p>
      <text:p text:style-name="P1">3.1功能划分</text:p>
      <text:p text:style-name="P1">本系统有以下功能：</text:p>
      <text:list xml:id="list1276423827" text:style-name="WW8Num1">
        <text:list-item>
          <text:p text:style-name="P27">控制步进电机的模式</text:p>
        </text:list-item>
        <text:list-item>
          <text:p text:style-name="P27">控制步进电机的启动和停止</text:p>
        </text:list-item>
        <text:list-item>
          <text:p text:style-name="P27">控制步进电机的转速</text:p>
        </text:list-item>
        <text:list-item>
          <text:p text:style-name="P32">控制步进电机的角色及其功能</text:p>
        </text:list-item>
      </text:list>
      <text:p text:style-name="P19">管理员的权限:</text:p>
      <text:p text:style-name="P8"><text:s text:c="3"/><text:tab/>管理电机：控制步进电机的模式，转速，启动和停止</text:p>
      <text:p text:style-name="P4"><text:span text:style-name="T11"><text:s text:c="3"/><text:tab/>删除信息</text:span> <text:s/>:删除<text:span text:style-name="T11">某个用户，禁止其登录控制系统</text:span></text:p>
      <text:p text:style-name="P4"><text:span text:style-name="T11"><text:s text:c="3"/><text:tab/>修改信息: </text:span>可以修改用户的密码</text:p>
      <text:p text:style-name="P4"><text:s text:c="4"/><text:tab/>添加信息：增加某个用户</text:p>
      <text:p text:style-name="P20"/>
      <text:p text:style-name="P18">普通用户的权限：</text:p>
      <text:p text:style-name="P7"><text:s/><text:tab/><text:tab/> 管理电机：控制步进电机的模式，转速，启动和停止</text:p>
      <text:p text:style-name="P3"><text:span text:style-name="T11">　<text:tab/><text:tab/> 修改信息 <text:s/></text:span>可以修改自己的密码</text:p>
      <text:list xml:id="list785809964" text:style-name="L1">
        <text:list-header>
          <text:p text:style-name="P33"/>
        </text:list-header>
      </text:list>
      <text:list xml:id="list498531751" text:continue-list="list1276423827" text:style-name="WW8Num1">
        <text:list-item text:start-value="1">
          <text:p text:style-name="P32">数据恢复能力</text:p>
        </text:list-item>
      </text:list>
      <text:p text:style-name="P23"><text:span text:style-name="T11"><text:s/>数据库备份,</text:span>该数据库由于某种原因丢失了部分数据,可以利</text:p>
      <text:p text:style-name="P23">用数据库还原功能回复,从而保<text:span text:style-name="T1">证该系统正常运行。</text:span></text:p>
      <text:list xml:id="list833564332" text:continue-list="list498531751" text:style-name="WW8Num1">
        <text:list-item text:start-value="1">
          <text:p text:style-name="P27">安全功能</text:p>
        </text:list-item>
      </text:list>
      <text:p text:style-name="P17"><text:soft-page-break/>配置安全的防火墙，保证服务器的安全　 。</text:p>
      <text:p text:style-name="P17"/>
      <text:p text:style-name="P9">3.2功能描述</text:p>
      <text:p text:style-name="P1">下面详细描述一下各个功能模块：</text:p>
      <text:p text:style-name="P1">1）控制步进电机的模式</text:p>
      <text:list xml:id="list324980067" text:style-name="L2">
        <text:list-item>
          <text:p text:style-name="P28">在主流的开源浏览器上，鼠标点击各个模式</text:p>
        </text:list-item>
        <text:list-item>
          <text:p text:style-name="P28">通过网络传输到服务器</text:p>
        </text:list-item>
        <text:list-item>
          <text:p text:style-name="P28">服务器发出控制指令，控制步进电机的模式</text:p>
        </text:list-item>
      </text:list>
      <text:p text:style-name="P21"/>
      <text:p text:style-name="P1">２）控制步进电机的模式</text:p>
      <text:list xml:id="list1675146286" text:style-name="L3">
        <text:list-item>
          <text:p text:style-name="P29">在主流的开源浏览器上，鼠标拖动控制转速的滑动条</text:p>
        </text:list-item>
        <text:list-item>
          <text:p text:style-name="P29">通过网络传输到服务器</text:p>
        </text:list-item>
        <text:list-item>
          <text:p text:style-name="P29">服务器发出控制指令，控制步进电机的转速</text:p>
        </text:list-item>
      </text:list>
      <text:p text:style-name="P1">3）控制步进电机的启动，停止</text:p>
      <text:list xml:id="list47533016" text:style-name="L4">
        <text:list-item>
          <text:p text:style-name="P30">在主流的开源浏览器上，鼠标点击启动，停止按钮</text:p>
        </text:list-item>
        <text:list-item>
          <text:p text:style-name="P30">通过网络传输到服务器</text:p>
        </text:list-item>
        <text:list-item>
          <text:p text:style-name="P30">服务器发出控制指令，控制步进电机的启动和停止</text:p>
        </text:list-item>
      </text:list>
      <text:p text:style-name="P5"><text:span text:style-name="T1">4）</text:span><text:span text:style-name="T12">控制步进电机的角色及其功能</text:span></text:p>
      <text:p text:style-name="P22">管理员和普通用户有不同的权限，通过“字段　role”来区分，</text:p>
      <text:p text:style-name="P22">管理员的role字段是A,普通用户的role字段是Ｕ。用户对数据的更新是通过网络传输给数据库，对数据库进行更新。</text:p>
      <text:p text:style-name="P1">5）数据恢复</text:p>
      <text:p text:style-name="P1">　　采用定时备份功能。如果服务器比较充足，考虑用双机热备。</text:p>
      <text:p text:style-name="P1"><text:soft-page-break/>６）安全措施</text:p>
      <text:p text:style-name="P1">　　配置安全的防火墙，设置定时更新系统，第一时间修复漏洞。</text:p>
      <text:p text:style-name="P11">４．性能需求</text:p>
      <text:p text:style-name="P9">４.1数据精确度</text:p>
      <text:list xml:id="list1774153367" text:style-name="L5">
        <text:list-item>
          <text:p text:style-name="P31">要按照严格的数据格式输入，否则系统不给予响应进行处理。</text:p>
        </text:list-item>
        <text:list-item>
          <text:p text:style-name="P34">查询时要保证查全率，所有相应域包含查询关键字的记录都应能查到。因为通常有文件的记录会很多，所以本系统采用了两种方法进行查询。</text:p>
        </text:list-item>
      </text:list>
      <text:p text:style-name="P9">４.2时间特性</text:p>
      <text:p text:style-name="P1"><text:tab/><text:tab/>一般操作的响应时间应在微秒级内。</text:p>
      <text:p text:style-name="P9">4.3适应性</text:p>
      <text:p text:style-name="P1"><text:tab/><text:tab/>满足开发这使用的需求（记录量不小于1000项）。对前面提到的运行环境要求不应存在困难。</text:p>
      <text:p text:style-name="P11">5. 运行需求</text:p>
      <text:p text:style-name="P9">5.1用户界面</text:p>
      <text:p text:style-name="P1"><text:tab/>WEB接口，全新感觉，操作简便，一目了然，视图简洁。并且采用菜单界面驱动方式，给操作用户带来了极大的便利，对用户友好。登录后，只要一个鼠标就可以完成全部操作。尽可能增加用户体验，是操作简单，直观。</text:p>
      <text:p text:style-name="P9">5.2硬件接口</text:p>
      <text:p text:style-name="P1">　并口线</text:p>
      <text:p text:style-name="P9">5.3软件接口</text:p>
      <text:p text:style-name="P1"><text:soft-page-break/><text:tab/>web接口，fifo接口</text:p>
      <text:p text:style-name="P1"/>
      <text:p text:style-name="P11">7．其它要求</text:p>
      <text:p text:style-name="P1">1)系统的功能实现情况: 用户可在本系统下实现各种用户要求的功能</text:p>
      <text:p text:style-name="P1">2)系统的安全性: 配置安全的防火墙</text:p>
      <text:p text:style-name="P1">3)系统的容错性: 容错性能良好，各个步进电机相互独立，一个不正常，不影响其他电机的正常运行。</text:p>
      <text:p text:style-name="P1">4)系统的封闭性: 用户的封闭性较好，用户完全不用知道技术细节，只要通过鼠标点击和拖动就完全可以实现控制。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1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1" svg:font-family="OpenSymbol"/>
    <style:font-face style:name="OpenSymbol" svg:font-family="OpenSymbol, 'Arial Unicode MS'"/>
    <style:font-face style:name="AR PL UKai CN" svg:font-family="'AR PL UKai CN'" style:font-pitch="variable"/>
    <style:font-face style:name="AR PL UMing HK3" svg:font-family="'AR PL UMing HK'" style:font-pitch="variable"/>
    <style:font-face style:name="宋体" svg:font-family="宋体, SimSun" style:font-pitch="variable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 PL UMing HK1" svg:font-family="'AR PL UMing HK'" style:font-family-generic="swiss" style:font-pitch="variable"/>
    <style:font-face style:name="Liberation Sans" svg:font-family="'Liberation Sans', Arial" style:font-family-generic="swiss" style:font-pitch="variable"/>
    <style:font-face style:name="AR PL UMing HK2" svg:font-family="'AR PL UMing HK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AR PL UMing HK" fo:font-size="12pt" fo:language="en" fo:country="US" style:font-name-asian="AR PL UMing HK2" style:font-size-asian="10.5pt" style:language-asian="zh" style:country-asian="CN" style:font-name-complex="AR PL UMing HK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UMing HK3" style:font-size-asian="14pt" style:font-name-complex="AR PL UMing HK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标题" style:family="paragraph" style:parent-style-name="Standard" style:next-style-name="Text_20_body">
      <style:paragraph-properties fo:margin-top="0.423cm" fo:margin-bottom="0.212cm" fo:keep-with-next="always"/>
      <style:text-properties style:font-name="AR PL UMing HK1" fo:font-size="14pt" style:font-name-asian="AR PL UMing HK3" style:font-size-asian="14pt" style:font-name-complex="AR PL UMing HK3" style:font-size-complex="14pt"/>
    </style:style>
    <style:style style:name="标签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目录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内容" style:family="paragraph" style:parent-style-name="Standard">
      <style:paragraph-properties text:number-lines="false" text:line-number="0"/>
    </style:style>
    <style:style style:name="表格标题" style:family="paragraph" style:parent-style-name="表格内容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/>
    </style:style>
    <style:style style:name="Absatz-Standardschriftart" style:family="text"/>
    <style:style style:name="WW8Num2z0" style:family="text">
      <style:text-properties style:font-name="Symbol1" style:font-name-complex="OpenSymbol"/>
    </style:style>
    <style:style style:name="WW8Num2z1" style:family="text">
      <style:text-properties style:font-name="OpenSymbol" style:font-name-complex="OpenSymbol"/>
    </style:style>
    <style:style style:name="WW8Num4z0" style:family="text">
      <style:text-properties style:font-name="Symbol" style:font-name-complex="OpenSymbol"/>
    </style:style>
    <style:style style:name="WW-Absatz-Standardschriftart" style:family="text"/>
    <style:style style:name="WW8Num3z0" style:family="text">
      <style:text-properties style:font-name="Symbol1" style:font-name-complex="OpenSymbol"/>
    </style:style>
    <style:style style:name="WW8Num3z1" style:family="text">
      <style:text-properties style:font-name="OpenSymbol" style:font-name-complex="OpenSymbol"/>
    </style:style>
    <style:style style:name="WW-Absatz-Standardschriftart1" style:family="text"/>
    <style:style style:name="WW-Absatz-Standardschriftart11" style:family="text"/>
    <style:style style:name="默认段落字体" style:family="text"/>
    <style:style style:name="t9h1" style:family="text" style:parent-style-name="默认段落字体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">
        <style:list-level-properties text:min-label-width="0.741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dc:title>1</dc:title>
    <meta:initial-creator>微软用户</meta:initial-creator>
    <meta:creation-date>2009-04-07T20:11:00</meta:creation-date>
    <dc:date>2009-08-31T20:20:08</dc:date>
    <meta:editing-cycles>25</meta:editing-cycles>
    <meta:editing-duration>PT00H56M26S</meta:editing-duration>
    <meta:document-statistic meta:table-count="0" meta:image-count="0" meta:object-count="0" meta:page-count="7" meta:paragraph-count="94" meta:word-count="1187" meta:character-count="2702"/>
    <meta:user-defined meta:name="Info 1"/>
    <meta:user-defined meta:name="Info 2"/>
    <meta:user-defined meta:name="Info 3"/>
    <meta:user-defined meta:name="Info 4"/>
  </office:meta>
</office:document-meta>
</file>